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39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3.41mm" fo:break-before="auto" style:use-optimal-row-height="false"/>
    </style:style>
    <style:style style:name="ro4" style:family="table-row">
      <style:table-row-properties style:row-height="12.26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cc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background-color="#ffcc00" fo:wrap-option="wrap" fo:border-left="none" fo:border-right="0.06pt solid #000000" fo:border-top="none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raftScheduleECC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9h – 9h10</text:p>
          </table:table-cell>
          <table:table-cell table:style-name="ce5" office:value-type="string" calcext:value-type="string">
            <text:p>Opening –<text:span text:style-name="T1"> Sergi Valverde</text:span>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9h10 – 9h35</text:p>
          </table:table-cell>
          <table:table-cell table:style-name="ce6" office:value-type="string" calcext:value-type="string">
            <text:p><text:span text:style-name="T1">Elizabeth Hobson, Dan Mønster and Simon Dedeo:</text:span></text:p>
            <text:p>Detecting the Basis of Sociocultural Complexity in Animals and Humans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9h35 – 10h00</text:p>
          </table:table-cell>
          <table:table-cell table:style-name="ce6" office:value-type="string" calcext:value-type="string">
            <text:p><text:span text:style-name="T1">Thibaud Gruber and Dora Biro:</text:span></text:p>
            <text:p>Efficiency as a driver of cultural evolution: from birds to primates                    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0h00 – 10h25</text:p>
          </table:table-cell>
          <table:table-cell table:style-name="ce6" office:value-type="string" calcext:value-type="string">
            <text:p><text:span text:style-name="T1">Iza Romanowska, Simon Carrignon and Tom Brughmans:</text:span></text:p>
            <text:p>When culture meets economy: modelling cultural complexity in an economic setting</text:p>
          </table:table-cell>
          <table:table-cell table:style-name="ce10" table:number-columns-repeated="1022"/>
        </table:table-row>
        <table:table-row table:style-name="ro2">
          <table:table-cell table:style-name="ce3" office:value-type="string" calcext:value-type="string">
            <text:p>10h30 – 11h00</text:p>
          </table:table-cell>
          <table:table-cell table:style-name="ce7" office:value-type="string" calcext:value-type="string">
            <text:p>Coffe Break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11h00 – 11h45</text:p>
          </table:table-cell>
          <table:table-cell table:style-name="ce6" office:value-type="string" calcext:value-type="string">
            <text:p>Invited Speaker:<text:span text:style-name="T1"> Peter Turchin </text:span>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1h45 – 12h10</text:p>
          </table:table-cell>
          <table:table-cell table:style-name="ce6" office:value-type="string" calcext:value-type="string">
            <text:p><text:span text:style-name="T1">Jelena Grujic, Miljana Radivojevic and Marko Porcic:</text:span></text:p>
            <text:p>The concept of archaeological cultures – an inside from complex networks approach</text:p>
          </table:table-cell>
          <table:table-cell table:style-name="ce10" table:number-columns-repeated="1022"/>
        </table:table-row>
        <table:table-row table:style-name="ro5">
          <table:table-cell table:style-name="ce2" office:value-type="string" calcext:value-type="string">
            <text:p>12h10 – 12h35</text:p>
          </table:table-cell>
          <table:table-cell table:style-name="ce6" office:value-type="string" calcext:value-type="string">
            <text:p><text:span text:style-name="T1">Dion O'Neale, Caleb Gemmell, Thegn Ladefoged, Alex Jorgensen, Hayley Glover, Christopher Stevenson and Mark McCoy:</text:span></text:p>
            <text:p>Constructing socio-political networks from obsidian artefacts in pre-European Aotearoa/New Zealand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2h35 – 13h00</text:p>
          </table:table-cell>
          <table:table-cell table:style-name="ce6" office:value-type="string" calcext:value-type="string">
            <text:p><text:span text:style-name="T1">Dries Daems. Materialising complexity:</text:span></text:p>
            <text:p>A conceptual model of material culture, social complexity and mechanisms of change</text:p>
          </table:table-cell>
          <table:table-cell table:style-name="ce10" table:number-columns-repeated="1022"/>
        </table:table-row>
        <table:table-row table:style-name="ro2">
          <table:table-cell table:style-name="ce3" office:value-type="string" calcext:value-type="string">
            <text:p>13h00 – 14h30</text:p>
          </table:table-cell>
          <table:table-cell table:style-name="ce7" office:value-type="string" calcext:value-type="string">
            <text:p>Lunch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4h35 – 15h00</text:p>
          </table:table-cell>
          <table:table-cell table:style-name="ce6" office:value-type="string" calcext:value-type="string">
            <text:p><text:span text:style-name="T1">Clemens Schmid:</text:span></text:p>
            <text:p>A computational Cultural Transmission model of Bronze age burial rites in Central, Northern and North-western Europe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5h00 – 15h25</text:p>
          </table:table-cell>
          <table:table-cell table:style-name="ce6" office:value-type="string" calcext:value-type="string">
            <text:p><text:span text:style-name="T1">Christopher Watts:</text:span></text:p>
            <text:p>Simulating institutional innovation and the collapse of complex societies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5h25 – 15h50</text:p>
          </table:table-cell>
          <table:table-cell table:style-name="ce6" office:value-type="string" calcext:value-type="string">
            <text:p><text:span text:style-name="T1">Kaarel Sikk, Geoffrey Caruso and Aivar Kriiska:</text:span></text:p>
            <text:p>Conceptual framework of assessing the influence of cultural complexity to settlement pattern formation</text:p>
          </table:table-cell>
          <table:table-cell table:style-name="ce10" table:number-columns-repeated="1022"/>
        </table:table-row>
        <table:table-row table:style-name="ro2">
          <table:table-cell table:style-name="ce3" office:value-type="string" calcext:value-type="string">
            <text:p>16h00 – 16h30</text:p>
          </table:table-cell>
          <table:table-cell table:style-name="ce7" office:value-type="string" calcext:value-type="string">
            <text:p>Coffee Break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16h35 – 17h00</text:p>
          </table:table-cell>
          <table:table-cell table:style-name="ce6" office:value-type="string" calcext:value-type="string">
            <text:p><text:span text:style-name="T1">Francois Lafond:</text:span></text:p>
            <text:p>The evolution of classification systems as indicator of cultural evolution</text:p>
          </table:table-cell>
          <table:table-cell table:style-name="ce10" table:number-columns-repeated="1022"/>
        </table:table-row>
        <table:table-row table:style-name="ro3">
          <table:table-cell table:style-name="ce2" office:value-type="string" calcext:value-type="string">
            <text:p>17h00 – 17h25</text:p>
          </table:table-cell>
          <table:table-cell table:style-name="ce6" office:value-type="string" calcext:value-type="string">
            <text:p><text:span text:style-name="T1">Jorge Castillo, Ignacio Toledo and Carlos Rodriguez:</text:span></text:p>
            <text:p>Evolution of painting content: A data-based analysis</text:p>
          </table:table-cell>
          <table:table-cell table:style-name="ce10" table:number-columns-repeated="1022"/>
        </table:table-row>
        <table:table-row table:style-name="ro3">
          <table:table-cell table:style-name="ce4" office:value-type="string" calcext:value-type="string">
            <text:p>17h25 – 18h00</text:p>
          </table:table-cell>
          <table:table-cell table:style-name="ce8" office:value-type="string" calcext:value-type="string">
            <text:p>Closing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18:33:36.234389058</dc:date>
    <dc:creator>Simon Carrignon</dc:creator>
    <meta:editing-duration>PT3M6S</meta:editing-duration>
    <meta:editing-cycles>2</meta:editing-cycles>
    <meta:document-statistic meta:table-count="1" meta:cell-count="34" meta:object-count="0"/>
    <meta:generator>LibreOffice/5.2.7.2$Linux_X86_64 LibreOffice_project/20m0$Build-2</meta:generator>
  </office:meta>
</office:document-meta>
</file>